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AA000002AB862019E0AA198EA0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text-properties fo:color="#f5cd53" fo:font-size="24pt" fo:text-shadow="1pt 1pt" fo:font-weight="bold" style:font-size-asian="24pt" style:font-weight-asian="bold" style:font-size-complex="24pt" style:font-weight-complex="bold"/>
    </style:style>
    <style:style style:name="P2" style:family="paragraph">
      <loext:graphic-properties draw:fill="none" draw:fill-color="#ffffff"/>
      <style:text-properties fo:color="#f5cd53" fo:font-size="24pt" fo:text-shadow="1pt 1pt" fo:font-weight="bold" style:font-size-asian="24pt" style:font-weight-asian="bold" style:font-size-complex="24pt" style:font-weight-complex="bold"/>
    </style:style>
    <style:style style:name="T1" style:family="text">
      <style:text-properties fo:color="#f5cd53" fo:font-size="24pt" fo:text-shadow="1pt 1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middle" style:vertical-rel="paragraph" style:horizontal-pos="center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2.772in" draw:z-index="0"><draw:image xlink:href="Pictures/10000201000006AA000002AB862019E0AA198EA0.png" xlink:type="simple" xlink:show="embed" xlink:actuate="onLoad" loext:mime-type="image/png"/></draw:frame><draw:frame text:anchor-type="paragraph" draw:z-index="1" draw:name="Shape1" draw:style-name="gr1" draw:text-style-name="P2" svg:width="6.2598in" svg:height="0.7677in" svg:x="0.3327in" svg:y="1.098in"><draw:text-box><text:p text:style-name="P1"><text:span text:style-name="T1">Click This Screenshot </text:span><text:span text:style-name="T1">To Watch The Video</text:span></text:p></draw:text-box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1T16:01:56.719215463</meta:creation-date>
    <dc:date>2020-02-11T17:19:57.034616355</dc:date>
    <meta:editing-duration>PT1H7M50S</meta:editing-duration>
    <meta:editing-cycles>2</meta:editing-cycles>
    <meta:generator>LibreOffice/6.3.4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